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9799in" table:align="left"/>
    </style:style>
    <style:style style:name="Table1.A" style:family="table-column">
      <style:table-column-properties style:column-width="1.0368in"/>
    </style:style>
    <style:style style:name="Table1.B" style:family="table-column">
      <style:table-column-properties style:column-width="2.9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orizontal_20_Line">
      <style:text-properties fo:color="#c9211e" fo:background-color="#ffff00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fo:color="#c9211e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color="#c9211e" style:text-underline-style="solid" style:text-underline-width="auto" style:text-underline-color="font-color"/>
    </style:style>
    <style:style style:name="T4" style:family="text">
      <style:text-properties fo:color="#c9211e" fo:font-style="italic" style:font-style-asian="italic" style:font-style-complex="italic"/>
    </style:style>
    <style:style style:name="T5" style:family="text">
      <style:text-properties fo:background-color="#ffff00" loext:char-shading-value="0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T2">📘 </text:span><text:span text:style-name="Strong_20_Emphasis"><text:span text:style-name="T2">Python Interview Series – Day 10: Custom Exceptions in Python</text:span></text:span></text:h>
      <text:p text:style-name="P2"/>
      <text:h text:style-name="Heading_20_2" text:outline-level="2"><text:span text:style-name="T1">🔹 </text:span><text:span text:style-name="Strong_20_Emphasis"><text:span text:style-name="T1">What are Custom Exceptions?</text:span></text:span></text:h>
      <text:p text:style-name="Text_20_body">In Python, built-in exceptions like <text:span text:style-name="Source_20_Text">ValueError</text:span>, <text:span text:style-name="Source_20_Text">IndexError</text:span>, etc., are used to handle common error situations.</text:p>
      <text:p text:style-name="Text_20_body">However, when your program needs to raise errors <text:span text:style-name="Strong_20_Emphasis">specific to your application's logic</text:span>, it's best to define your own — these are called <text:span text:style-name="Strong_20_Emphasis">Custom Exceptions</text:span>.</text:p>
      <text:p text:style-name="Quotations"><text:line-break/>A <text:span text:style-name="Strong_20_Emphasis">custom exception</text:span> is a <text:span text:style-name="Strong_20_Emphasis">user-defined error class</text:span> that inherits from Python’s built-in <text:span text:style-name="Source_20_Text">Exception</text:span> class, used to represent <text:span text:style-name="Strong_20_Emphasis">application-specific errors</text:span>.</text:p>
      <text:p text:style-name="Horizontal_20_Line"/>
      <text:h text:style-name="Heading_20_2" text:outline-level="2"><text:span text:style-name="Strong_20_Emphasis"/></text:h>
      <text:p text:style-name="Text_20_body">Imagine a school where:</text:p>
      <text:list xml:id="list1084091421" text:style-name="L1">
        <text:list-item>
          <text:p text:style-name="P3">A student comes late → punished with general rule (built-in exception).</text:p>
        </text:list-item>
        <text:list-item>
          <text:p text:style-name="P3">A student caught cheating → punished with a <text:span text:style-name="Strong_20_Emphasis">special school rule</text:span> (custom exception).</text:p>
        </text:list-item>
      </text:list>
      <text:p text:style-name="Text_20_body">In programming, built-in errors handle common problems.<text:line-break/>But if your business logic needs a <text:span text:style-name="Strong_20_Emphasis">special case</text:span>, like “AgeTooLowError” or “LowBalanceError” — you define it yourself as a <text:span text:style-name="Strong_20_Emphasis">custom exception</text:span>.</text:p>
      <text:p text:style-name="Horizontal_20_Line"/>
      <text:h text:style-name="Heading_20_2" text:outline-level="2"><text:span text:style-name="T5">🛠️ </text:span><text:span text:style-name="Strong_20_Emphasis"><text:span text:style-name="T5">How to Create a Custom Exception</text:span></text:span></text:h>
      <text:h text:style-name="Heading_20_3" text:outline-level="3"><text:span text:style-name="T1">✅ Step 1: Create a class inheriting from </text:span><text:span text:style-name="Source_20_Text"><text:span text:style-name="T1">Exception</text:span></text:span></text:h>
      <text:p text:style-name="Preformatted_20_Text"><text:span text:style-name="Source_20_Text">class UnderAgeError(Exception):</text:span></text:p>
      <text:p text:style-name="P1"><text:span text:style-name="Source_20_Text"><text:s text:c="4"/>pass</text:span></text:p>
      <text:h text:style-name="Heading_20_3" text:outline-level="3"><text:span text:style-name="T1">✅ Step 2: Use </text:span><text:span text:style-name="Source_20_Text"><text:span text:style-name="T1">raise</text:span></text:span><text:span text:style-name="T1"> to trigger it</text:span></text:h>
      <text:p text:style-name="Preformatted_20_Text"><text:span text:style-name="Source_20_Text">def check_age(age):</text:span></text:p>
      <text:p text:style-name="Preformatted_20_Text"><text:span text:style-name="Source_20_Text"><text:s text:c="4"/>if age &lt; 18:</text:span></text:p>
      <text:p text:style-name="P1"><text:span text:style-name="Source_20_Text"><text:s text:c="8"/>raise UnderAgeError("You must be at least 18 years old.")</text:span></text:p>
      <text:h text:style-name="Heading_20_3" text:outline-level="3"><text:soft-page-break/><text:span text:style-name="T1">✅ Step 3: Handle using </text:span><text:span text:style-name="Source_20_Text"><text:span text:style-name="T1">try-except</text:span></text:span></text:h>
      <text:p text:style-name="Preformatted_20_Text"><text:span text:style-name="Source_20_Text">try:</text:span></text:p>
      <text:p text:style-name="Preformatted_20_Text"><text:span text:style-name="Source_20_Text"><text:s text:c="4"/>check_age(16)</text:span></text:p>
      <text:p text:style-name="Preformatted_20_Text"><text:span text:style-name="Source_20_Text">except UnderAgeError as e:</text:span></text:p>
      <text:p text:style-name="P1"><text:span text:style-name="Source_20_Text"><text:s text:c="4"/>print("Custom Exception Caught:", e)</text:span></text:p>
      <text:p text:style-name="Horizontal_20_Line"/>
      <text:h text:style-name="Heading_20_2" text:outline-level="2"><text:span text:style-name="T3">🔍 </text:span><text:span text:style-name="Strong_20_Emphasis"><text:span text:style-name="T3">Advanced Custom Exception with Attributes</text:span></text:span></text:h>
      <text:p text:style-name="Preformatted_20_Text"><text:span text:style-name="Source_20_Text">class BalanceTooLowError(Exception):</text:span></text:p>
      <text:p text:style-name="Preformatted_20_Text"><text:span text:style-name="Source_20_Text"><text:s text:c="4"/>def __init__(self, balance, message="Balance too low!"):</text:span></text:p>
      <text:p text:style-name="Preformatted_20_Text"><text:span text:style-name="Source_20_Text"><text:s text:c="8"/>self.balance = balance</text:span></text:p>
      <text:p text:style-name="Preformatted_20_Text"><text:span text:style-name="Source_20_Text"><text:s text:c="8"/>self.message = message</text:span></text:p>
      <text:p text:style-name="Preformatted_20_Text"><text:span text:style-name="Source_20_Text"><text:s text:c="8"/>super().__init__(self.message)</text:span></text:p>
      <text:p text:style-name="Preformatted_20_Text"/>
      <text:p text:style-name="Preformatted_20_Text"><text:span text:style-name="Source_20_Text">def withdraw(balance, amount):</text:span></text:p>
      <text:p text:style-name="Preformatted_20_Text"><text:span text:style-name="Source_20_Text"><text:s text:c="4"/>if amount &lt; amount:</text:span></text:p>
      <text:p text:style-name="Preformatted_20_Text"><text:span text:style-name="Source_20_Text"><text:s text:c="8"/>raise BalanceTooLowError(balance)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withdraw(500, 1000)</text:span></text:p>
      <text:p text:style-name="Preformatted_20_Text"><text:span text:style-name="Source_20_Text">except BalanceTooLowError as e:</text:span></text:p>
      <text:p text:style-name="P1"><text:span text:style-name="Source_20_Text"><text:s text:c="4"/>print(f"Error: {e.message} | Current Balance: ₹{e.balance}")</text:span></text:p>
      <text:p text:style-name="Quotations">✅ Use <text:span text:style-name="Source_20_Text">__init__()</text:span> when you want to pass extra information like error codes, balance, IDs, etc.</text:p>
      <text:p text:style-name="Horizontal_20_Line"/>
      <text:h text:style-name="Heading_20_2" text:outline-level="2"><text:span text:style-name="T6">💡 </text:span><text:span text:style-name="Strong_20_Emphasis"><text:span text:style-name="T6">Why Use Custom Exceptions?</text:span></text:span></text:h>
      <text:list xml:id="list4254127633" text:style-name="L2">
        <text:list-item>
          <text:p text:style-name="P4">More <text:span text:style-name="Strong_20_Emphasis">specific and meaningful</text:span> error messages</text:p>
        </text:list-item>
        <text:list-item>
          <text:p text:style-name="P4">Helps in <text:span text:style-name="Strong_20_Emphasis">cleaner error handling</text:span></text:p>
        </text:list-item>
        <text:list-item>
          <text:p text:style-name="P4">Improves <text:span text:style-name="Strong_20_Emphasis">readability and debugging</text:span></text:p>
        </text:list-item>
        <text:list-item>
          <text:p text:style-name="P4">Ideal for <text:span text:style-name="Strong_20_Emphasis">larger projects and APIs</text:span></text:p>
        </text:list-item>
      </text:list>
      <text:p text:style-name="Horizontal_20_Line"/>
      <text:h text:style-name="Heading_20_2" text:outline-level="2"><text:span text:style-name="T7">🎯 </text:span><text:span text:style-name="Strong_20_Emphasis"><text:span text:style-name="T7">Interview Tips &amp; Best Practices</text:span></text:span></text:h>
      <text:list xml:id="list906919102" text:style-name="L3">
        <text:list-item>
          <text:p text:style-name="P5">✅ Always inherit from <text:span text:style-name="Source_20_Text">Exception</text:span>, not <text:span text:style-name="Source_20_Text">BaseException</text:span></text:p>
        </text:list-item>
        <text:list-item>
          <text:p text:style-name="P5">✅ Use meaningful names like <text:span text:style-name="Source_20_Text">InvalidEmailError</text:span>, <text:span text:style-name="Source_20_Text">PaymentFailedError</text:span></text:p>
        </text:list-item>
        <text:list-item>
          <text:p text:style-name="P5">✅ Add extra attributes using <text:span text:style-name="Source_20_Text">__init__</text:span> if needed</text:p>
        </text:list-item>
        <text:list-item>
          <text:p text:style-name="P5">❌ Avoid overusing custom exceptions — use only when necessary</text:p>
        </text:list-item>
      </text:list>
      <text:p text:style-name="Horizontal_20_Line"/>
      <text:h text:style-name="Heading_20_2" text:outline-level="2"><text:soft-page-break/><text:span text:style-name="T4">❓ </text:span><text:span text:style-name="Strong_20_Emphasis"><text:span text:style-name="T4">Top Interview Questions &amp; Answers</text:span></text:span></text:h>
      <text:h text:style-name="Heading_20_3" text:outline-level="3">Q1. What is a Custom Exception?</text:h>
      <text:p text:style-name="Text_20_body"><text:span text:style-name="Strong_20_Emphasis">Ans</text:span>: A user-defined error class created to represent application-specific errors not covered by Python’s built-in exceptions.</text:p>
      <text:p text:style-name="Horizontal_20_Line"/>
      <text:h text:style-name="Heading_20_3" text:outline-level="3">Q2. Why do we use Custom Exceptions?</text:h>
      <text:p text:style-name="Text_20_body"><text:span text:style-name="Strong_20_Emphasis">Ans</text:span>: To provide more <text:span text:style-name="Strong_20_Emphasis">clarity</text:span>, <text:span text:style-name="Strong_20_Emphasis">specificity</text:span>, and <text:span text:style-name="Strong_20_Emphasis">maintainability</text:span> in error handling when built-in exceptions are not enough.</text:p>
      <text:p text:style-name="Horizontal_20_Line"/>
      <text:h text:style-name="Heading_20_3" text:outline-level="3">Q3. How do you create a Custom Exception?</text:h>
      <text:p text:style-name="Text_20_body"><text:span text:style-name="Strong_20_Emphasis">Ans</text:span>:</text:p>
      <text:list xml:id="list1679104455" text:style-name="L4">
        <text:list-item>
          <text:p text:style-name="P6">Create a class that inherits from <text:span text:style-name="Source_20_Text">Exception</text:span></text:p>
        </text:list-item>
        <text:list-item>
          <text:p text:style-name="P6">Raise it using <text:span text:style-name="Source_20_Text">raise</text:span></text:p>
        </text:list-item>
        <text:list-item>
          <text:p text:style-name="P6">Catch it using <text:span text:style-name="Source_20_Text">try-except</text:span></text:p>
        </text:list-item>
      </text:list>
      <text:p text:style-name="Horizontal_20_Line"/>
      <text:h text:style-name="Heading_20_3" text:outline-level="3">Q4. What is the difference between Exception and BaseException?</text:h>
      <text:p text:style-name="Text_20_body"><text:span text:style-name="Strong_20_Emphasis">Ans</text:span>:</text:p>
      <text:list xml:id="list3427510745" text:style-name="L5">
        <text:list-item>
          <text:p text:style-name="P7"><text:span text:style-name="Source_20_Text">Exception</text:span> is for regular errors.</text:p>
        </text:list-item>
        <text:list-item>
          <text:p text:style-name="P7"><text:span text:style-name="Source_20_Text">BaseException</text:span> is used for system-level errors (like <text:span text:style-name="Source_20_Text">KeyboardInterrupt</text:span>).</text:p>
        </text:list-item>
      </text:list>
      <text:p text:style-name="Quotations">Custom exceptions should always inherit from <text:span text:style-name="Source_20_Text">Exception</text:span>.</text:p>
      <text:p text:style-name="Horizontal_20_Line"/>
      <text:h text:style-name="Heading_20_3" text:outline-level="3">Q5. Can you pass extra information in custom exceptions?</text:h>
      <text:p text:style-name="Text_20_body"><text:span text:style-name="Strong_20_Emphasis">Ans</text:span>: Yes. Use the <text:span text:style-name="Source_20_Text">__init__()</text:span> method to store additional data like <text:span text:style-name="Source_20_Text">balance</text:span>, <text:span text:style-name="Source_20_Text">error_code</text:span>, etc., inside the exception object.</text:p>
      <text:p text:style-name="Horizontal_20_Line"/>
      <text:h text:style-name="Heading_20_2" text:outline-level="2"><text:span text:style-name="T5">🔁 </text:span><text:span text:style-name="Strong_20_Emphasis"><text:span text:style-name="T5">Quick Summary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What is it?</text:p>
          </table:table-cell>
          <table:table-cell table:style-name="Table1.A1" office:value-type="string">
            <text:p text:style-name="Table_20_Contents">User-defined error class</text:p>
          </table:table-cell>
        </table:table-row>
        <table:table-row>
          <table:table-cell table:style-name="Table1.A1" office:value-type="string">
            <text:p text:style-name="Table_20_Contents">Inherits from?</text:p>
          </table:table-cell>
          <table:table-cell table:style-name="Table1.A1" office:value-type="string">
            <text:p text:style-name="Table_20_Contents">Python’s <text:span text:style-name="Source_20_Text">Exception</text:span> class</text:p>
          </table:table-cell>
        </table:table-row>
        <text:soft-page-break/>
        <table:table-row>
          <table:table-cell table:style-name="Table1.A1" office:value-type="string">
            <text:p text:style-name="Table_20_Contents">Why use it?</text:p>
          </table:table-cell>
          <table:table-cell table:style-name="Table1.A1" office:value-type="string">
            <text:p text:style-name="Table_20_Contents">Specific, readable, and maintainable</text:p>
          </table:table-cell>
        </table:table-row>
        <table:table-row>
          <table:table-cell table:style-name="Table1.A1" office:value-type="string">
            <text:p text:style-name="Table_20_Contents">When to use?</text:p>
          </table:table-cell>
          <table:table-cell table:style-name="Table1.A1" office:value-type="string">
            <text:p text:style-name="Table_20_Contents">When built-in exceptions are not enough</text:p>
          </table:table-cell>
        </table:table-row>
        <table:table-row>
          <table:table-cell table:style-name="Table1.A1" office:value-type="string">
            <text:p text:style-name="Table_20_Contents">Real use cases</text:p>
          </table:table-cell>
          <table:table-cell table:style-name="Table1.A1" office:value-type="string">
            <text:p text:style-name="Table_20_Contents">Banking, Ecommerce, APIs, Auth Systems</text:p>
          </table:table-cell>
        </table:table-row>
      </table:table>
      <text:p text:style-name="Horizontal_20_Line"/>
      <text:h text:style-name="Heading_20_2" text:outline-level="2">✅ <text:span text:style-name="Strong_20_Emphasis">Real-World Use Cases</text:span></text:h>
      <text:list xml:id="list2973651931" text:style-name="L6">
        <text:list-item>
          <text:p text:style-name="P8"><text:span text:style-name="Strong_20_Emphasis">Banking App</text:span> → <text:span text:style-name="Source_20_Text">InsufficientFundsError</text:span></text:p>
        </text:list-item>
        <text:list-item>
          <text:p text:style-name="P8"><text:span text:style-name="Strong_20_Emphasis">Login System</text:span> → <text:span text:style-name="Source_20_Text">InvalidCredentialsError</text:span></text:p>
        </text:list-item>
        <text:list-item>
          <text:p text:style-name="P8"><text:span text:style-name="Strong_20_Emphasis">Ecommerce App</text:span> → <text:span text:style-name="Source_20_Text">OutOfStockError</text:span></text:p>
        </text:list-item>
        <text:list-item>
          <text:p text:style-name="P8"><text:span text:style-name="Strong_20_Emphasis">Data Processing</text:span> → <text:span text:style-name="Source_20_Text">InvalidFormatError</text:span></text:p>
        </text:list-item>
      </text:list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0T21:48:54.668000000</meta:creation-date>
    <dc:date>2025-07-23T22:04:10.631000000</dc:date>
    <meta:editing-duration>PT1H53M14S</meta:editing-duration>
    <meta:editing-cycles>4</meta:editing-cycles>
    <meta:generator>Neat_Office/6.2.8.2$Windows_x86 LibreOffice_project/</meta:generator>
    <meta:document-statistic meta:table-count="1" meta:image-count="0" meta:object-count="0" meta:page-count="4" meta:paragraph-count="81" meta:word-count="522" meta:character-count="3545" meta:non-whitespace-character-count="3046"/>
  </office:meta>
</office:document-meta>
</file>